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YHUA CALLASI, WENSESLA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0533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0449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YHUA CALLASI WENSESLA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0533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3710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NCA HUALLA, NANCY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500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6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0/2021</text:p>
          </table:table-cell>
          <table:table-cell table:style-name="Tabla2.A3" office:value-type="string">
            <text:p text:style-name="P22">684441</text:p>
          </table:table-cell>
          <table:table-cell table:style-name="Tabla2.D3" office:value-type="string">
            <text:p text:style-name="P23">62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1:26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